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519cm" fo:min-width="0cm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2.721cm" fo:min-width="0cm"/>
    </style:style>
    <style:style style:name="gr7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789cm" fo:min-width="0cm"/>
    </style:style>
    <style:style style:name="gr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9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2.097cm" fo:min-width="0cm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4.841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/>
    </style:style>
    <style:style style:name="gr13" style:family="graphic" style:parent-style-name="standard">
      <style:graphic-properties draw:fill="none" draw:opacity="100%" draw:textarea-horizontal-align="justify" draw:textarea-vertical-align="middle" draw:auto-grow-height="false" fo:min-height="10.037cm" fo:min-width="17.788cm"/>
    </style:style>
    <style:style style:name="gr14" style:family="graphic" style:parent-style-name="standard">
      <style:graphic-properties draw:fill="none" draw:opacity="100%" draw:textarea-horizontal-align="justify" draw:textarea-vertical-align="middle" draw:auto-grow-height="false" fo:min-height="0.639cm" fo:min-width="4.8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2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6.051cm"/>
    </style:style>
    <style:style style:name="gr17" style:family="graphic" style:parent-style-name="standard">
      <style:graphic-properties draw:fill="none" draw:opacity="100%" draw:textarea-horizontal-align="justify" draw:textarea-vertical-align="middle" draw:auto-grow-height="false" fo:min-height="5.465cm" fo:min-width="6.48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cm"/>
    </style:style>
    <style:style style:name="gr20" style:family="graphic" style:parent-style-name="standard">
      <style:graphic-properties draw:fill="none" draw:opacity="100%" draw:textarea-horizontal-align="justify" draw:textarea-vertical-align="middle" draw:auto-grow-height="false" fo:min-height="1.909cm" fo:min-width="8.39cm"/>
    </style:style>
    <style:style style:name="gr21" style:family="graphic" style:parent-style-name="standard">
      <style:graphic-properties draw:fill="none" draw:opacity="100%" draw:textarea-horizontal-align="justify" draw:textarea-vertical-align="middle" draw:auto-grow-height="false" fo:min-height="1.782cm" fo:min-width="8.39cm"/>
    </style:style>
    <style:style style:name="gr22" style:family="graphic" style:parent-style-name="standard">
      <style:graphic-properties draw:fill="none" draw:opacity="100%" draw:textarea-horizontal-align="justify" draw:textarea-vertical-align="middle" draw:auto-grow-height="false" fo:min-height="0.639cm" fo:min-width="2.04cm"/>
    </style:style>
    <style:style style:name="gr23" style:family="graphic" style:parent-style-name="standard">
      <style:graphic-properties draw:fill="none" draw:opacity="100%" draw:textarea-horizontal-align="justify" draw:textarea-vertical-align="middle" draw:auto-grow-height="false" fo:min-height="10.799cm" fo:min-width="17.788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3.9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67cm"/>
    </style:style>
    <style:style style:name="gr26" style:family="graphic" style:parent-style-name="standard">
      <style:graphic-properties draw:fill="none" draw:opacity="100%" draw:textarea-horizontal-align="justify" draw:textarea-vertical-align="middle" draw:auto-grow-height="false" fo:min-height="6.735cm" fo:min-width="6.612cm"/>
    </style:style>
    <style:style style:name="gr27" style:family="graphic" style:parent-style-name="standard">
      <style:graphic-properties draw:fill="none" draw:opacity="100%" draw:textarea-horizontal-align="justify" draw:textarea-vertical-align="middle" draw:auto-grow-height="false" fo:min-height="0.258cm" fo:min-width="0.00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532cm"/>
    </style:style>
    <style:style style:name="gr29" style:family="graphic" style:parent-style-name="standard">
      <style:graphic-properties draw:fill="none" draw:opacity="100%" draw:textarea-horizontal-align="justify" draw:textarea-vertical-align="middle" draw:auto-grow-height="false" fo:min-height="9.275cm" fo:min-width="16.645cm"/>
    </style:style>
    <style:style style:name="gr30" style:family="graphic" style:parent-style-name="standard">
      <style:graphic-properties draw:fill="none" draw:opacity="100%" draw:textarea-horizontal-align="justify" draw:textarea-vertical-align="middle" draw:auto-grow-height="false" fo:min-height="6.735cm" fo:min-width="15.248cm"/>
    </style:style>
    <style:style style:name="gr31" style:family="graphic" style:parent-style-name="standard">
      <style:graphic-properties draw:fill="none" draw:opacity="100%" draw:textarea-horizontal-align="justify" draw:textarea-vertical-align="middle" draw:auto-grow-height="false" fo:min-height="0.639cm" fo:min-width="4.326cm"/>
    </style:style>
    <style:style style:name="gr32" style:family="graphic" style:parent-style-name="standard">
      <style:graphic-properties draw:fill="none" draw:opacity="100%" draw:textarea-horizontal-align="justify" draw:textarea-vertical-align="middle" draw:auto-grow-height="false" fo:min-height="0.639cm" fo:min-width="2.9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2.51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  <draw:frame draw:style-name="gr5" draw:text-style-name="P6" xml:id="id1" draw:id="id1" draw:layer="layout" svg:width="8.495cm" svg:height="3.769cm" svg:x="1.141cm" svg:y="3.413cm">
          <draw:text-box>
            <text:p><text:span text:style-name="T4">NhatKyPhongIn</text:span></text:p>
            <text:list text:style-name="L1">
              <text:list-item>
                <text:p text:style-name="P5"><text:span text:style-name="T5">GomNhatKyNgay(List&lt;NhatKyNgay&gt;)</text:span></text:p>
              </text:list-item>
              <text:list-item>
                <text:p><text:span text:style-name="T1">TenNhatKy (string)</text:span></text:p>
              </text:list-item>
              <text:list-item>
                <text:p><text:span text:style-name="T1">TuNgay: Date</text:span></text:p>
              </text:list-item>
              <text:list-item>
                <text:p><text:span text:style-name="T1">DenNgay: Date</text:span></text:p>
              </text:list-item>
            </text:list>
            <text:p><text:span text:style-name="T1"/></text:p>
          </draw:text-box>
        </draw:frame>
        <draw:frame draw:style-name="gr6" draw:text-style-name="P6" xml:id="id2" draw:id="id2" draw:layer="layout" svg:width="9.384cm" svg:height="2.971cm" svg:x="1.762cm" svg:y="7.731cm">
          <draw:text-box>
            <text:p><text:span text:style-name="T4">NhatKyNgay</text:span></text:p>
            <text:list text:style-name="L1">
              <text:list-item>
                <text:p><text:span text:style-name="T1">TenNhatKy</text:span></text:p>
              </text:list-item>
              <text:list-item>
                <text:p><text:span text:style-name="T1">Ngay</text:span></text:p>
              </text:list-item>
              <text:list-item>
                <text:p><text:span text:style-name="T1">MayIn</text:span></text:p>
              </text:list-item>
              <text:list-item>
                <text:p><text:span text:style-name="T1">GomNhatKyBaiIn(List&lt;NhatKyBaiIn&gt;)</text:span></text:p>
              </text:list-item>
            </text:list>
          </draw:text-box>
        </draw:frame>
        <draw:frame draw:style-name="gr7" draw:text-style-name="P7" xml:id="id3" draw:id="id3" draw:layer="layout" svg:width="7.331cm" svg:height="6.039cm" svg:x="3.54cm" svg:y="11.979cm">
          <draw:text-box>
            <text:p text:style-name="P5"><text:span text:style-name="T6">NhatKyBaiIn</text:span></text:p>
            <text:list text:style-name="L1">
              <text:list-item>
                <text:p><text:span text:style-name="T1">TenNhatKy (string)</text:span></text:p>
              </text:list-item>
              <text:list-item>
                <text:p><text:span text:style-name="T1">NguoiIn: ThoIn</text:span></text:p>
              </text:list-item>
              <text:list-item>
                <text:p><text:span text:style-name="T1">ChoMayIn:MayIn</text:span></text:p>
              </text:list-item>
              <text:list-item>
                <text:p><text:span text:style-name="T1">GomBaiIn (List&lt;BaiIn&gt;)</text:span></text:p>
              </text:list-item>
              <text:list-item>
                <text:p><text:span text:style-name="T1">SoClickDaIn (integer)</text:span></text:p>
              </text:list-item>
              <text:list-item>
                <text:p><text:span text:style-name="T1">GomSoTrangThu(integer)</text:span></text:p>
              </text:list-item>
              <text:list-item>
                <text:p><text:span text:style-name="T1">GomSoTrangHong (Integer)</text:span></text:p>
              </text:list-item>
              <text:list-item>
                <text:p><text:span text:style-name="T1">ThoiGianLapPhieu (DateTime)</text:span></text:p>
              </text:list-item>
              <text:list-item>
                <text:p><text:span text:style-name="T1">ThoiGianInXong (DateTime)</text:span></text:p>
              </text:list-item>
            </text:list>
            <text:p><text:span text:style-name="T1"/></text:p>
          </draw:text-box>
        </draw:frame>
        <draw:frame draw:style-name="gr8" draw:text-style-name="P6" xml:id="id6" draw:id="id6" draw:layer="layout" svg:width="4.318cm" svg:height="3.495cm" svg:x="15.224cm" svg:y="4.363cm">
          <draw:text-box>
            <text:p><text:span text:style-name="T4">ThoIn</text:span></text:p>
            <text:list text:style-name="L1">
              <text:list-item>
                <text:p text:style-name="P5"><text:span text:style-name="T5">Ten</text:span></text:p>
              </text:list-item>
              <text:list-item>
                <text:p text:style-name="P5"><text:span text:style-name="T5">Ho</text:span></text:p>
              </text:list-item>
              <text:list-item>
                <text:p text:style-name="P5"><text:span text:style-name="T5">UserName</text:span></text:p>
              </text:list-item>
              <text:list-item>
                <text:p><text:span text:style-name="T1">Password</text:span></text:p>
              </text:list-item>
            </text:list>
            <text:p><text:span text:style-name="T1"/></text:p>
          </draw:text-box>
        </draw:frame>
        <draw:frame draw:style-name="gr9" draw:text-style-name="P6" xml:id="id5" draw:id="id5" draw:layer="layout" svg:width="3.81cm" svg:height="2.347cm" svg:x="14.97cm" svg:y="10.017cm">
          <draw:text-box>
            <text:p><text:span text:style-name="T4">MayIn</text:span></text:p>
            <text:list text:style-name="L1">
              <text:list-item>
                <text:p text:style-name="P5"><text:span text:style-name="T5">TenMayIn</text:span></text:p>
              </text:list-item>
              <text:list-item>
                <text:p><text:span text:style-name="T1">MoTa</text:span></text:p>
              </text:list-item>
            </text:list>
            <text:p><text:span text:style-name="T1"/></text:p>
          </draw:text-box>
        </draw:frame>
        <draw:frame draw:style-name="gr10" draw:text-style-name="P7" xml:id="id4" draw:id="id4" draw:layer="layout" svg:width="7.493cm" svg:height="6.039cm" svg:x="12.811cm" svg:y="19.034cm">
          <draw:text-box>
            <text:p text:style-name="P5"><text:span text:style-name="T6">BaiIn</text:span></text:p>
            <text:list text:style-name="L1">
              <text:list-item>
                <text:p><text:span text:style-name="T1">SoDonHang (string)</text:span></text:p>
              </text:list-item>
              <text:list-item>
                <text:p><text:span text:style-name="T1">TenBaiIn (string)</text:span></text:p>
              </text:list-item>
              <text:list-item>
                <text:p><text:span text:style-name="T1">NguoiLamFile (string)</text:span></text:p>
              </text:list-item>
              <text:list-item>
                <text:p><text:span text:style-name="T1">DienGiaiIn (string)</text:span></text:p>
              </text:list-item>
              <text:list-item>
                <text:p><text:span text:style-name="T1">SoTrangA4CanIn (integer)</text:span></text:p>
              </text:list-item>
              <text:list-item>
                <text:p><text:span text:style-name="T1">SoTrangA4BuHao (integer)</text:span></text:p>
              </text:list-item>
              <text:list-item>
                <text:p><text:span text:style-name="T1">KieuMatIn (Integer)</text:span></text:p>
              </text:list-item>
              <text:list-item>
                <text:p><text:span text:style-name="T1">MucUuTien (integer)</text:span></text:p>
              </text:list-item>
              <text:list-item>
                <text:p><text:span text:style-name="T1">DuongDanFile (string)</text:span></text:p>
              </text:list-item>
              <text:list-item>
                <text:p><text:span text:style-name="T1">TinhTrangBaiIn (TinhTrangBaiIn)</text:span></text:p>
              </text:list-item>
            </text:list>
            <text:p><text:span text:style-name="T1"/></text:p>
          </draw:text-box>
        </draw:frame>
        <draw:connector draw:style-name="gr11" draw:text-style-name="P8" draw:layer="layout" svg:x1="9.636cm" svg:y1="5.297cm" svg:x2="11.146cm" svg:y2="9.216cm" draw:start-shape="id1" draw:start-glue-point="1" draw:end-shape="id2" draw:end-glue-point="1" svg:d="M9636 5297h2011v3919h-501" svg:viewBox="0 0 2012 3920">
          <text:p/>
        </draw:connector>
        <draw:connector draw:style-name="gr11" draw:text-style-name="P8" draw:layer="layout" svg:x1="1.762cm" svg:y1="9.216cm" svg:x2="3.54cm" svg:y2="14.998cm" draw:start-shape="id2" draw:start-glue-point="3" draw:end-shape="id3" draw:end-glue-point="3" svg:d="M1762 9216h-501v5782h2279" svg:viewBox="0 0 2280 5783">
          <text:p/>
        </draw:connector>
        <draw:connector draw:style-name="gr11" draw:text-style-name="P8" draw:layer="layout" svg:x1="12.811cm" svg:y1="22.053cm" svg:x2="7.205cm" svg:y2="18.018cm" draw:start-shape="id4" draw:start-glue-point="3" draw:end-shape="id3" draw:end-glue-point="2" svg:d="M12811 22053h-5606v-4035" svg:viewBox="0 0 5607 4036">
          <text:p/>
        </draw:connector>
        <draw:connector draw:style-name="gr11" draw:text-style-name="P8" draw:layer="layout" svg:x1="14.97cm" svg:y1="11.19cm" svg:x2="10.871cm" svg:y2="14.998cm" draw:start-shape="id5" draw:start-glue-point="3" draw:end-shape="id3" svg:d="M14970 11190h-2049v3808h-2050" svg:viewBox="0 0 4100 3809">
          <text:p/>
        </draw:connector>
        <draw:connector draw:style-name="gr11" draw:text-style-name="P8" draw:layer="layout" svg:x1="15.224cm" svg:y1="6.11cm" svg:x2="10.871cm" svg:y2="14.998cm" draw:start-shape="id6" draw:start-glue-point="3" draw:end-shape="id3" draw:end-glue-point="1" svg:d="M15224 6110h-2176v8888h-2177" svg:viewBox="0 0 4354 8889">
          <text:p/>
        </draw:connector>
      </draw:page>
      <draw:page draw:name="Class" draw:style-name="dp1" draw:master-page-name="Default">
        <draw:frame draw:style-name="gr12" draw:text-style-name="P4" draw:layer="layout" svg:width="5.874cm" svg:height="0.962cm" svg:x="7.35cm" svg:y="1.254cm">
          <draw:text-box>
            <text:p><text:span text:style-name="T3">Thiết kế giao diện</text:span></text:p>
          </draw:text-box>
        </draw:frame>
        <draw:custom-shape draw:style-name="gr13" draw:text-style-name="P9" draw:layer="layout" svg:width="18.288cm" svg:height="10.287cm" svg:x="2.143cm" svg:y="3.6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334cm" svg:height="0.889cm" svg:x="4.683cm" svg:y="5.44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72cm" svg:height="0.962cm" svg:x="2.905cm" svg:y="4.102cm">
          <draw:text-box>
            <text:p><text:span text:style-name="T7">NHẬT KÝ</text:span></text:p>
          </draw:text-box>
        </draw:frame>
        <draw:frame draw:style-name="gr15" draw:text-style-name="P10" draw:layer="layout" svg:width="2.572cm" svg:height="0.962cm" svg:x="9.35cm" svg:y="4.175cm">
          <draw:text-box>
            <text:p><text:span text:style-name="T7">Ngày</text:span></text:p>
          </draw:text-box>
        </draw:frame>
        <draw:frame draw:style-name="gr16" draw:text-style-name="P10" draw:layer="layout" svg:width="6.551cm" svg:height="0.725cm" svg:x="2.27cm" svg:y="2.905cm">
          <draw:text-box>
            <text:p><text:span text:style-name="T7">Bảng Điều Khiển Nhật Ký Ngày </text:span></text:p>
          </draw:text-box>
        </draw:frame>
        <draw:frame draw:style-name="gr15" draw:text-style-name="P10" draw:layer="layout" svg:width="2.572cm" svg:height="0.962cm" svg:x="5.826cm" svg:y="4.102cm">
          <draw:text-box>
            <text:p><text:span text:style-name="T7">Tên NK</text:span></text:p>
          </draw:text-box>
        </draw:frame>
        <draw:frame draw:style-name="gr15" draw:text-style-name="P10" draw:layer="layout" svg:width="2.572cm" svg:height="0.962cm" svg:x="2.778cm" svg:y="5.445cm">
          <draw:text-box>
            <text:p><text:span text:style-name="T7">Máy in</text:span></text:p>
          </draw:text-box>
        </draw:frame>
        <draw:custom-shape draw:style-name="gr17" draw:text-style-name="P9" draw:layer="layout" svg:width="6.985cm" svg:height="5.715cm" svg:x="3.032cm" svg:y="6.969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3.004cm" svg:height="0.962cm" svg:x="3.159cm" svg:y="7.023cm">
          <draw:text-box>
            <text:p><text:span text:style-name="T7">DSNK Bai In </text:span></text:p>
          </draw:text-box>
        </draw:frame>
        <draw:frame draw:style-name="gr19" draw:text-style-name="P10" draw:layer="layout" svg:width="2.75cm" svg:height="0.962cm" svg:x="10.95cm" svg:y="7.858cm">
          <draw:text-box>
            <text:p><text:span text:style-name="T7">Phần bài iń </text:span></text:p>
          </draw:text-box>
        </draw:frame>
        <draw:custom-shape draw:style-name="gr20" draw:text-style-name="P9" draw:layer="layout" svg:width="8.89cm" svg:height="2.159cm" svg:x="10.906cm" svg:y="7.8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8.89cm" svg:height="2.032cm" svg:x="11.033cm" svg:y="10.52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72cm" svg:height="0.962cm" svg:x="11.16cm" svg:y="10.652cm">
          <draw:text-box>
            <text:p><text:span text:style-name="T7">Phần in </text:span></text:p>
          </draw:text-box>
        </draw:frame>
        <draw:custom-shape draw:style-name="gr22" draw:text-style-name="P9" draw:layer="layout" svg:width="2.54cm" svg:height="0.889cm" svg:x="9.636cm" svg:y="12.811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3" draw:text-style-name="P9" draw:layer="layout" svg:width="18.288cm" svg:height="11.049cm" svg:x="2.143cm" svg:y="3.667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72cm" svg:height="0.962cm" svg:x="2.508cm" svg:y="4.102cm">
          <draw:text-box>
            <text:p><text:span text:style-name="T7">NHẬT KÝ</text:span></text:p>
          </draw:text-box>
        </draw:frame>
        <draw:frame draw:style-name="gr15" draw:text-style-name="P10" draw:layer="layout" svg:width="2.572cm" svg:height="0.962cm" svg:x="7.953cm" svg:y="4.048cm">
          <draw:text-box>
            <text:p><text:span text:style-name="T7">Ngày</text:span></text:p>
          </draw:text-box>
        </draw:frame>
        <draw:frame draw:style-name="gr24" draw:text-style-name="P10" draw:layer="layout" svg:width="5.345cm" svg:height="0.725cm" svg:x="2.27cm" svg:y="2.905cm">
          <draw:text-box>
            <text:p><text:span text:style-name="T7">Bảng DK Nhật Ký Máy In </text:span></text:p>
          </draw:text-box>
        </draw:frame>
        <draw:frame draw:style-name="gr15" draw:text-style-name="P10" draw:layer="layout" svg:width="2.572cm" svg:height="0.962cm" svg:x="5.318cm" svg:y="4.102cm">
          <draw:text-box>
            <text:p><text:span text:style-name="T7">Tên NK</text:span></text:p>
          </draw:text-box>
        </draw:frame>
        <draw:frame draw:style-name="gr25" draw:text-style-name="P10" draw:layer="layout" svg:width="2.667cm" svg:height="0.962cm" svg:x="10.271cm" svg:y="4.048cm">
          <draw:text-box>
            <text:p><text:span text:style-name="T7">Tên máy In</text:span></text:p>
          </draw:text-box>
        </draw:frame>
        <draw:custom-shape draw:style-name="gr26" draw:text-style-name="P9" draw:layer="layout" svg:width="7.112cm" svg:height="6.985cm" svg:x="3.115cm" svg:y="6.461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5.108cm" svg:height="0.962cm" svg:x="3.286cm" svg:y="6.769cm">
          <draw:text-box>
            <text:p><text:span text:style-name="T7">DSNK Bai In đang xử lý </text:span></text:p>
          </draw:text-box>
        </draw:frame>
        <draw:frame draw:style-name="gr19" draw:text-style-name="P10" draw:layer="layout" svg:width="2.75cm" svg:height="0.962cm" svg:x="10.779cm" svg:y="6.588cm">
          <draw:text-box>
            <text:p><text:span text:style-name="T7">Phần bài iń </text:span></text:p>
          </draw:text-box>
        </draw:frame>
        <draw:custom-shape draw:style-name="gr20" draw:text-style-name="P9" draw:layer="layout" svg:width="8.89cm" svg:height="2.159cm" svg:x="10.735cm" svg:y="6.5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8.89cm" svg:height="2.032cm" svg:x="11.116cm" svg:y="11.287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72cm" svg:height="0.962cm" svg:x="11.243cm" svg:y="11.414cm">
          <draw:text-box>
            <text:p><text:span text:style-name="T7">Phần in </text:span></text:p>
          </draw:text-box>
        </draw:frame>
        <draw:custom-shape draw:style-name="gr22" draw:text-style-name="P9" draw:layer="layout" svg:width="2.54cm" svg:height="0.889cm" svg:x="9.763cm" svg:y="13.57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0.508cm" svg:height="0.508cm" svg:x="7.052cm" svg:y="5.699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3.224cm" svg:height="0.962cm" svg:x="7.604cm" svg:y="5.699cm">
          <draw:text-box>
            <text:p><text:span text:style-name="T7">Bài In đã xong</text:span></text:p>
          </draw:text-box>
        </draw:frame>
        <draw:frame draw:style-name="gr18" draw:text-style-name="P12" draw:layer="layout" svg:width="3.004cm" svg:height="0.962cm" svg:x="2.905cm" svg:y="5.753cm">
          <draw:text-box>
            <text:p text:style-name="P11"><text:span text:style-name="T8">Thêm Bài In</text:span></text:p>
          </draw:text-box>
        </draw:frame>
        <draw:custom-shape draw:style-name="gr22" draw:text-style-name="P9" draw:layer="layout" svg:width="2.54cm" svg:height="0.889cm" svg:x="10.989cm" svg:y="10.144cm">
          <text:p/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2.255cm" svg:height="0.708cm" svg:x="11.147cm" svg:y="10.198cm">
          <draw:text-box>
            <text:p text:style-name="P13"><text:span text:style-name="T9">Xử lý bài in</text:span></text:p>
          </draw:text-box>
        </draw:frame>
        <draw:frame draw:style-name="gr24" draw:text-style-name="P10" draw:layer="layout" svg:width="4.464cm" svg:height="0.725cm" svg:x="2.397cm" svg:y="5.064cm">
          <draw:text-box>
            <text:p><text:span text:style-name="T7">(Tab) Hoạt động in</text:span></text:p>
          </draw:text-box>
        </draw:frame>
        <draw:custom-shape draw:style-name="gr29" draw:text-style-name="P9" draw:layer="layout" svg:width="17.145cm" svg:height="9.525cm" svg:x="2.905cm" svg:y="15.3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5.748cm" svg:height="6.985cm" svg:x="3.667cm" svg:y="17.256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5.815cm" svg:height="0.962cm" svg:x="3.921cm" svg:y="17.764cm">
          <draw:text-box>
            <text:p><text:span text:style-name="T7">DSNK Bai In đang chờ vô in</text:span></text:p>
          </draw:text-box>
        </draw:frame>
        <draw:frame draw:style-name="gr24" draw:text-style-name="P10" draw:layer="layout" svg:width="5.218cm" svg:height="0.725cm" svg:x="3.54cm" svg:y="16.404cm">
          <draw:text-box>
            <text:p><text:span text:style-name="T7">(Tab) DS Bài in chơ vô iǹ</text:span></text:p>
          </draw:text-box>
        </draw:frame>
        <draw:frame draw:style-name="gr12" draw:text-style-name="P4" draw:layer="layout" svg:width="5.874cm" svg:height="0.962cm" svg:x="7.858cm" svg:y="1.054cm">
          <draw:text-box>
            <text:p><text:span text:style-name="T3">Thiết kế giao diện</text:span></text:p>
          </draw:text-box>
        </draw:frame>
      </draw:page>
      <draw:page draw:name="page5" draw:style-name="dp1" draw:master-page-name="Default">
        <draw:custom-shape draw:style-name="gr23" draw:text-style-name="P9" draw:layer="layout" svg:width="18.288cm" svg:height="11.049cm" svg:x="1cm" svg:y="3.159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464cm" svg:height="0.725cm" svg:x="1.127cm" svg:y="2.397cm">
          <draw:text-box>
            <text:p><text:span text:style-name="T7">Form Xử lý Bài in</text:span></text:p>
          </draw:text-box>
        </draw:frame>
        <draw:frame draw:style-name="gr18" draw:text-style-name="P10" draw:layer="layout" svg:width="3.097cm" svg:height="0.962cm" svg:x="2.06cm" svg:y="6.334cm">
          <draw:text-box>
            <text:p><text:span text:style-name="T7">Số Click đã in</text:span></text:p>
          </draw:text-box>
        </draw:frame>
        <draw:frame draw:style-name="gr18" draw:text-style-name="P10" draw:layer="layout" svg:width="4.278cm" svg:height="0.962cm" svg:x="2.132cm" svg:y="7.477cm">
          <draw:text-box>
            <text:p><text:span text:style-name="T7">Gồm số tờ chạy thử</text:span></text:p>
          </draw:text-box>
        </draw:frame>
        <draw:frame draw:style-name="gr18" draw:text-style-name="P10" draw:layer="layout" svg:width="3.694cm" svg:height="0.962cm" svg:x="2.143cm" svg:y="10.833cm">
          <draw:text-box>
            <text:p><text:span text:style-name="T7">% hư hỏng (tính)</text:span></text:p>
          </draw:text-box>
        </draw:frame>
        <draw:frame draw:style-name="gr18" draw:text-style-name="P10" draw:layer="layout" svg:width="3.004cm" svg:height="0.962cm" svg:x="2.06cm" svg:y="5.064cm">
          <draw:text-box>
            <text:p><text:span text:style-name="T7">Xong lúc</text:span></text:p>
          </draw:text-box>
        </draw:frame>
        <draw:frame draw:style-name="gr18" draw:text-style-name="P10" draw:layer="layout" svg:width="3.004cm" svg:height="0.962cm" svg:x="1.762cm" svg:y="3.721cm">
          <draw:text-box>
            <text:p><text:span text:style-name="T7">Người in</text:span></text:p>
          </draw:text-box>
        </draw:frame>
        <draw:custom-shape draw:style-name="gr31" draw:text-style-name="P9" draw:layer="layout" svg:width="4.826cm" svg:height="0.889cm" svg:x="5.445cm" svg:y="3.667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4.16cm" svg:height="0.962cm" svg:x="2.143cm" svg:y="8.747cm">
          <draw:text-box>
            <text:p><text:span text:style-name="T7">Gồm số tờ chạy hư</text:span></text:p>
          </draw:text-box>
        </draw:frame>
        <draw:custom-shape draw:style-name="gr31" draw:text-style-name="P9" draw:layer="layout" svg:width="4.826cm" svg:height="0.889cm" svg:x="5.826cm" svg:y="4.9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826cm" svg:height="0.889cm" svg:x="5.826cm" svg:y="6.20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826cm" svg:height="0.889cm" svg:x="6.461cm" svg:y="7.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826cm" svg:height="0.889cm" svg:x="6.588cm" svg:y="8.49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.429cm" svg:height="0.889cm" svg:x="11.414cm" svg:y="12.43cm">
          <text:p/>
          <draw:enhanced-geometry svg:viewBox="0 0 21600 21600" draw:type="rectangle" draw:enhanced-path="M 0 0 L 21600 0 21600 21600 0 21600 0 0 Z N"/>
        </draw:custom-shape>
        <draw:frame draw:style-name="gr33" draw:text-style-name="P14" draw:layer="layout" svg:width="3.017cm" svg:height="0.708cm" svg:x="11.572cm" svg:y="12.484cm">
          <draw:text-box>
            <text:p text:style-name="P13"><text:span text:style-name="T9">Tôi đã in xong</text:span></text:p>
          </draw:text-box>
        </draw:frame>
        <draw:custom-shape draw:style-name="gr22" draw:text-style-name="P9" draw:layer="layout" svg:width="2.54cm" svg:height="0.889cm" svg:x="7.35cm" svg:y="12.43cm">
          <text:p/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2.032cm" svg:height="0.708cm" svg:x="7.508cm" svg:y="12.484cm">
          <draw:text-box>
            <text:p text:style-name="P13"><text:span text:style-name="T9">Hủy</text:span></text:p>
          </draw:text-box>
        </draw:frame>
      </draw:page>
      <draw:page draw:name="page6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14T21:42:44.667000000</dc:date>
    <meta:editing-duration>PT1H33M</meta:editing-duration>
    <meta:editing-cycles>20</meta:editing-cycles>
    <meta:document-statistic meta:object-count="73"/>
  </office:meta>
</office:document-meta>
</file>